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2000000537735D1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4" text:anchor-type="paragraph" svg:x="0.815cm" svg:y="7.461cm" svg:width="1.746cm" svg:height="2.196cm" draw:z-index="9"><draw:image xlink:href="Pictures/1000020100000042000000537735D13D.png" xlink:type="simple" xlink:show="embed" xlink:actuate="onLoad"/></draw:frame><draw:frame draw:style-name="fr1" draw:name="图像3" text:anchor-type="paragraph" svg:x="0.841cm" svg:y="12.647cm" svg:width="1.746cm" svg:height="2.196cm" draw:z-index="8"><draw:image xlink:href="Pictures/1000020100000042000000537735D13D.png" xlink:type="simple" xlink:show="embed" xlink:actuate="onLoad"/></draw:frame><draw:frame draw:style-name="fr1" draw:name="图像1" text:anchor-type="paragraph" svg:x="0.905cm" svg:y="3.466cm" svg:width="1.746cm" svg:height="2.196cm" draw:z-index="6"><draw:image xlink:href="Pictures/1000020100000042000000537735D13D.png" xlink:type="simple" xlink:show="embed" xlink:actuate="onLoad"/></draw:frame><draw:frame text:anchor-type="paragraph" draw:z-index="14" draw:style-name="gr5" svg:width="1.535cm" svg:height="0.544cm" svg:x="1.184cm" svg:y="14.841cm"><draw:text-box><text:p>销售经理</text:p></draw:text-box></draw:frame><draw:frame text:anchor-type="paragraph" draw:z-index="13" draw:style-name="gr4" draw:text-style-name="P3" svg:width="1.138cm" svg:height="0.488cm" svg:x="1.422cm" svg:y="9.656cm"><draw:text-box draw:corner-radius="0.37cm"><text:p><text:span text:style-name="T1">经理</text:span></text:p></draw:text-box></draw:frame><draw:frame text:anchor-type="paragraph" draw:z-index="12" draw:style-name="gr3" draw:text-style-name="P3" svg:width="1.297cm" svg:height="0.556cm" svg:x="1.353cm" svg:y="5.66cm"><draw:text-box><text:p><text:span text:style-name="T1">BOSS</text:span></text:p></draw:text-box></draw:frame><draw:ellipse text:anchor-type="paragraph" draw:z-index="11" draw:style-name="gr2" draw:text-style-name="P2" svg:width="4.234cm" svg:height="1.297cm" svg:x="5.893cm" svg:y="15.834cm"><text:p text:style-name="P2">保存信息</text:p></draw:ellipse><draw:ellipse text:anchor-type="paragraph" draw:z-index="10" draw:style-name="gr2" draw:text-style-name="P2" svg:width="4.472cm" svg:height="1.271cm" svg:x="5.734cm" svg:y="13.533cm"><text:p text:style-name="P2">按编号、人名查找</text:p></draw:ellipse><draw:ellipse text:anchor-type="paragraph" draw:z-index="2" draw:style-name="gr2" draw:text-style-name="P2" svg:width="4.102cm" svg:height="1.165cm" svg:x="5.84cm" svg:y="4.193cm"><text:p text:style-name="P2">增加人员</text:p></draw:ellipse><draw:ellipse text:anchor-type="paragraph" draw:z-index="1" draw:style-name="gr2" draw:text-style-name="P2" svg:width="4.102cm" svg:height="1.244cm" svg:x="5.867cm" svg:y="1.838cm"><text:p text:style-name="P2">登录</text:p></draw:ellipse><draw:ellipse text:anchor-type="paragraph" draw:z-index="5" draw:style-name="gr2" draw:text-style-name="P2" svg:width="4.313cm" svg:height="1.191cm" svg:x="5.814cm" svg:y="11.257cm"><text:p text:style-name="P2">按编号、姓名等删除</text:p></draw:ellipse><draw:ellipse text:anchor-type="paragraph" draw:z-index="4" draw:style-name="gr2" draw:text-style-name="P2" svg:width="4.499cm" svg:height="1.324cm" svg:x="5.734cm" svg:y="8.902cm"><text:p text:style-name="P2">工资、级别、密码修改</text:p></draw:ellipse><draw:ellipse text:anchor-type="paragraph" draw:z-index="3" draw:style-name="gr2" draw:text-style-name="P2" svg:width="4.234cm" svg:height="1.271cm" svg:x="5.787cm" svg:y="6.6cm"><text:p text:style-name="P2">分类显示</text:p></draw:ellipse><draw:rect text:anchor-type="paragraph" draw:z-index="0" draw:style-name="gr1" draw:text-style-name="P2" svg:width="10.928cm" svg:height="16.564cm" svg:x="2.718cm" svg:y="1.097cm"><text:p/></draw:rect></text:p>
      <text:p text:style-name="Standard"/>
      <text:p text:style-name="Standard"/>
      <text:p text:style-name="Standard"/>
      <text:p text:style-name="Standard"><draw:line text:anchor-type="paragraph" draw:z-index="29" draw:style-name="gr1" draw:text-style-name="P2" svg:x1="14.228cm" svg:y1="4.944cm" svg:x2="9.968cm" svg:y2="0.473cm"><text:p/></draw:line></text:p>
      <text:p text:style-name="Standard"><draw:line text:anchor-type="paragraph" draw:z-index="18" draw:style-name="gr1" draw:text-style-name="P2" svg:x1="2.454cm" svg:y1="2.923cm" svg:x2="5.867cm" svg:y2="0.039cm"><text:p/></draw:line><draw:line text:anchor-type="paragraph" draw:z-index="25" draw:style-name="gr1" draw:text-style-name="P2" svg:x1="2.454cm" svg:y1="6.998cm" svg:x2="5.867cm" svg:y2="0.039cm"><text:p/></draw:line></text:p>
      <text:p text:style-name="Standard"/>
      <text:p text:style-name="Standard"/>
      <text:p text:style-name="Standard"/>
      <text:p text:style-name="Standard"><draw:line text:anchor-type="paragraph" draw:z-index="19" draw:style-name="gr1" draw:text-style-name="P2" svg:x1="2.454cm" svg:y1="0.975cm" svg:x2="5.867cm" svg:y2="0.393cm"><text:p/></draw:line><draw:line text:anchor-type="paragraph" draw:z-index="26" draw:style-name="gr1" draw:text-style-name="P2" svg:x1="2.454cm" svg:y1="5.05cm" svg:x2="5.867cm" svg:y2="0.393cm"><text:p/></draw:line></text:p>
      <text:p text:style-name="Standard"/>
      <text:p text:style-name="Standard"><draw:frame draw:style-name="fr1" draw:name="图像2" text:anchor-type="paragraph" svg:x="13.831cm" svg:y="0.122cm" svg:width="1.746cm" svg:height="2.196cm" draw:z-index="7"><draw:image xlink:href="Pictures/1000020100000042000000537735D13D.png" xlink:type="simple" xlink:show="embed" xlink:actuate="onLoad"/></draw:frame><draw:line text:anchor-type="paragraph" draw:z-index="20" draw:style-name="gr1" draw:text-style-name="P2" svg:x1="2.454cm" svg:y1="0.002cm" svg:x2="5.788cm" svg:y2="1.881cm"><text:p/></draw:line><draw:line text:anchor-type="paragraph" draw:z-index="21" draw:style-name="gr1" draw:text-style-name="P2" svg:x1="2.454cm" svg:y1="0.002cm" svg:x2="5.735cm" svg:y2="4.262cm"><text:p/></draw:line><draw:line text:anchor-type="paragraph" draw:z-index="22" draw:style-name="gr1" draw:text-style-name="P2" svg:x1="2.454cm" svg:y1="0.002cm" svg:x2="5.814cm" svg:y2="6.458cm"><text:p/></draw:line><draw:line text:anchor-type="paragraph" draw:z-index="23" draw:style-name="gr1" draw:text-style-name="P2" svg:x1="2.454cm" svg:y1="0.002cm" svg:x2="5.735cm" svg:y2="8.839cm"><text:p/></draw:line><draw:line text:anchor-type="paragraph" draw:z-index="24" draw:style-name="gr1" draw:text-style-name="P2" svg:x1="2.454cm" svg:y1="0.002cm" svg:x2="5.894cm" svg:y2="11.194cm"><text:p/></draw:line></text:p>
      <text:p text:style-name="Standard"/>
      <text:p text:style-name="Standard"/>
      <text:p text:style-name="Standard"><draw:line text:anchor-type="paragraph" draw:z-index="27" draw:style-name="gr1" draw:text-style-name="P2" svg:x1="2.454cm" svg:y1="2.616cm" svg:x2="5.867cm" svg:y2="0.42cm"><text:p/></draw:line><draw:line text:anchor-type="paragraph" draw:z-index="30" draw:style-name="gr1" draw:text-style-name="P2" svg:x1="14.228cm" svg:y1="0.076cm" svg:x2="10.021cm" svg:y2="0.473cm"><text:p/></draw:line><draw:line text:anchor-type="paragraph" draw:z-index="31" draw:style-name="gr1" draw:text-style-name="P2" svg:x1="14.227cm" svg:y1="0.076cm" svg:x2="10.232cm" svg:y2="2.748cm"><text:p/></draw:line><draw:line text:anchor-type="paragraph" draw:z-index="32" draw:style-name="gr1" draw:text-style-name="P2" svg:x1="14.227cm" svg:y1="0.076cm" svg:x2="10.126cm" svg:y2="9.654cm"><text:p/></draw:line></text:p>
      <text:p text:style-name="Standard"><draw:frame text:anchor-type="paragraph" draw:z-index="16" draw:style-name="gr6" svg:width="2.752cm" svg:height="0.597cm" svg:x="13.831cm" svg:y="0.369cm"><draw:text-box><text:p>兼职技术人员</text:p></draw:text-box></draw:frame></text:p>
      <text:p text:style-name="Standard"/>
      <text:p text:style-name="Standard"/>
      <text:p text:style-name="Standard"/>
      <text:p text:style-name="Standard"><draw:line text:anchor-type="paragraph" draw:z-index="28" draw:style-name="gr1" draw:text-style-name="P2" svg:x1="2.454cm" svg:y1="0.182cm" svg:x2="5.735cm" svg:y2="0.367cm"><text:p/></draw:line><draw:line text:anchor-type="paragraph" draw:z-index="33" draw:style-name="gr8" draw:text-style-name="P2" svg:x1="2.454cm" svg:y1="0.182cm" svg:x2="5.814cm" svg:y2="2.563cm"><text:p/></draw:line><draw:line text:anchor-type="paragraph" draw:z-index="34" draw:style-name="gr8" draw:text-style-name="P2" svg:x1="2.454cm" svg:y1="0.182cm" svg:x2="5.894cm" svg:y2="7.299cm"><text:p/></draw:line></text:p>
      <text:p text:style-name="Standard"/>
      <text:p text:style-name="Standard"/>
      <text:p text:style-name="Standard"/>
      <text:p text:style-name="Standard"/>
      <text:p text:style-name="Standard"><draw:frame draw:style-name="fr1" draw:name="图像5" text:anchor-type="paragraph" svg:x="13.778cm" svg:y="0.018cm" svg:width="1.746cm" svg:height="2.196cm" draw:z-index="15"><draw:image xlink:href="Pictures/1000020100000042000000537735D13D.png" xlink:type="simple" xlink:show="embed" xlink:actuate="onLoad"/></draw:frame></text:p>
      <text:p text:style-name="Standard"/>
      <text:p text:style-name="Standard"/>
      <text:p text:style-name="Standard"/>
      <text:p text:style-name="Standard"><draw:frame text:anchor-type="paragraph" draw:z-index="17" draw:style-name="gr7" draw:text-style-name="P3" svg:width="2.488cm" svg:height="0.488cm" svg:x="13.963cm" svg:y="0.265cm"><draw:text-box><text:p><text:span text:style-name="T1">兼职推销员</text:span></text:p></draw:text-box></draw:frame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text:style-name="Zeichenformat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07:36.435988624</meta:creation-date>
    <dc:date>2015-06-18T20:11:42.031366216</dc:date>
    <meta:editing-duration>PT8M16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